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081cm" svg:height="1.27cm" svg:x="4.255cm" svg:y="2.397cm">
          <text:p text:style-name="P1">GMT TextCloc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081cm" svg:height="1.27cm" svg:x="4.175cm" svg:y="9.702cm">
          <text:p text:style-name="P1">Digest TextView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05cm" svg:height="1.27cm" svg:x="4.174cm" svg:y="4.201cm">
          <text:p text:style-name="P1">UPDATE Butt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1cm" svg:height="1.27cm" svg:x="11.087cm" svg:y="4.2cm">
          <text:p text:style-name="P1">BACK Butt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081cm" svg:height="1.27cm" svg:x="4.174cm" svg:y="6.001cm">
          <text:p text:style-name="P1">DMC String 3 WebView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081cm" svg:height="1.27cm" svg:x="4.173cm" svg:y="7.8cm">
          <text:p text:style-name="P1">DMC String 8 WebView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ims </meta:initial-creator>
    <meta:creation-date>2015-06-09T19:05:12</meta:creation-date>
    <dc:date>2015-06-09T19:11:22</dc:date>
    <dc:creator>pims </dc:creator>
    <meta:editing-duration>PT2M17S</meta:editing-duration>
    <meta:editing-cycles>2</meta:editing-cycles>
    <meta:generator>LibreOffice/3.5$Linux_X86_64 LibreOffice_project/350m1$Build-2</meta:generator>
    <meta:document-statistic meta:object-count="6"/>
  </office:meta>
</office:document-meta>
</file>